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81.3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83.59pt"/>
    </style:style>
    <style:style style:name="co8" style:family="table-column">
      <style:table-column-properties fo:break-before="auto" style:column-width="57.34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79.74pt"/>
    </style:style>
    <style:style style:name="co11" style:family="table-column">
      <style:table-column-properties fo:break-before="auto" style:column-width="67.41pt"/>
    </style:style>
    <style:style style:name="co12" style:family="table-column">
      <style:table-column-properties fo:break-before="auto" style:column-width="141.51pt"/>
    </style:style>
    <style:style style:name="co13" style:family="table-column">
      <style:table-column-properties fo:break-before="auto" style:column-width="61.99pt"/>
    </style:style>
    <style:style style:name="co14" style:family="table-column">
      <style:table-column-properties fo:break-before="auto" style:column-width="85.89pt"/>
    </style:style>
    <style:style style:name="co15" style:family="table-column">
      <style:table-column-properties fo:break-before="auto" style:column-width="69.7pt"/>
    </style:style>
    <style:style style:name="co16" style:family="table-column">
      <style:table-column-properties fo:break-before="auto" style:column-width="72pt"/>
    </style:style>
    <style:style style:name="co17" style:family="table-column">
      <style:table-column-properties fo:break-before="auto" style:column-width="24.89pt"/>
    </style:style>
    <style:style style:name="co18" style:family="table-column">
      <style:table-column-properties fo:break-before="auto" style:column-width="89.74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query6-UK-all-201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eriod Desc.</text:p>
          </table:table-cell>
          <table:table-cell office:value-type="string" calcext:value-type="string">
            <text:p>Aggregate Level</text:p>
          </table:table-cell>
          <table:table-cell office:value-type="string" calcext:value-type="string">
            <text:p>Is Leaf Code</text:p>
          </table:table-cell>
          <table:table-cell office:value-type="string" calcext:value-type="string">
            <text:p>Trade Flow Code</text:p>
          </table:table-cell>
          <table:table-cell office:value-type="string" calcext:value-type="string">
            <text:p>Trade Flow</text:p>
          </table:table-cell>
          <table:table-cell office:value-type="string" calcext:value-type="string">
            <text:p>Reporter Code</text:p>
          </table:table-cell>
          <table:table-cell office:value-type="string" calcext:value-type="string">
            <text:p>Reporter</text:p>
          </table:table-cell>
          <table:table-cell office:value-type="string" calcext:value-type="string">
            <text:p>Reporter ISO</text:p>
          </table:table-cell>
          <table:table-cell office:value-type="string" calcext:value-type="string">
            <text:p>Partner Cod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artner ISO</text:p>
          </table:table-cell>
          <table:table-cell office:value-type="string" calcext:value-type="string">
            <text:p>Commodity Code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Qty Unit Code</text:p>
          </table:table-cell>
          <table:table-cell office:value-type="string" calcext:value-type="string">
            <text:p>Qty Uni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Netweight (kg)</text:p>
          </table:table-cell>
          <table:table-cell office:value-type="string" calcext:value-type="string">
            <text:p>Trade Value (US$)</text:p>
          </table:table-cell>
          <table:table-cell office:value-type="string" calcext:value-type="string">
            <text:p>Flag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530362198" calcext:value-type="float">
            <text:p>7530362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9771624118" calcext:value-type="float">
            <text:p>9771624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91830" calcext:value-type="float">
            <text:p>491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48354" calcext:value-type="float">
            <text:p>448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9835" calcext:value-type="float">
            <text:p>69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9636418" calcext:value-type="float">
            <text:p>39636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395300" calcext:value-type="float">
            <text:p>1395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AT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295" calcext:value-type="float">
            <text:p>8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558578" calcext:value-type="float">
            <text:p>1558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70336" calcext:value-type="float">
            <text:p>170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698700" calcext:value-type="float">
            <text:p>2698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653786" calcext:value-type="float">
            <text:p>7653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8109895" calcext:value-type="float">
            <text:p>18109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97739749" calcext:value-type="float">
            <text:p>197739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0847620" calcext:value-type="float">
            <text:p>50847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861603" calcext:value-type="float">
            <text:p>1861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270401" calcext:value-type="float">
            <text:p>3270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3216529" calcext:value-type="float">
            <text:p>23216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9784" calcext:value-type="float">
            <text:p>9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975447" calcext:value-type="float">
            <text:p>975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89110850" calcext:value-type="float">
            <text:p>689110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34519266" calcext:value-type="float">
            <text:p>334519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MU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82238" calcext:value-type="float">
            <text:p>182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51759" calcext:value-type="float">
            <text:p>151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272" calcext:value-type="float">
            <text:p>3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osnia Herzegovina</text:p>
          </table:table-cell>
          <table:table-cell office:value-type="string" calcext:value-type="string">
            <text:p>BI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19613" calcext:value-type="float">
            <text:p>219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4633560" calcext:value-type="float">
            <text:p>74633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0520950" calcext:value-type="float">
            <text:p>70520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runei Darussalam</text:p>
          </table:table-cell>
          <table:table-cell office:value-type="string" calcext:value-type="string">
            <text:p>BR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851386" calcext:value-type="float">
            <text:p>5851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111657" calcext:value-type="float">
            <text:p>6111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8680698" calcext:value-type="float">
            <text:p>18680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206400" calcext:value-type="float">
            <text:p>1206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14092" calcext:value-type="float">
            <text:p>314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9164269" calcext:value-type="float">
            <text:p>9164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30557710" calcext:value-type="float">
            <text:p>130557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ayman Isds</text:p>
          </table:table-cell>
          <table:table-cell office:value-type="string" calcext:value-type="string">
            <text:p>CY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5853" calcext:value-type="float">
            <text:p>35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647913" calcext:value-type="float">
            <text:p>2647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471530" calcext:value-type="float">
            <text:p>7471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827944" calcext:value-type="float">
            <text:p>2827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77092545" calcext:value-type="float">
            <text:p>277092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80672724" calcext:value-type="float">
            <text:p>280672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905003" calcext:value-type="float">
            <text:p>4905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9425" calcext:value-type="float">
            <text:p>19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78119" calcext:value-type="float">
            <text:p>178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658335" calcext:value-type="float">
            <text:p>7658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246296" calcext:value-type="float">
            <text:p>1246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504511" calcext:value-type="float">
            <text:p>7504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09221" calcext:value-type="float">
            <text:p>309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zech Rep.</text:p>
          </table:table-cell>
          <table:table-cell office:value-type="string" calcext:value-type="string">
            <text:p>CZ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11923858" calcext:value-type="float">
            <text:p>111923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zech Rep.</text:p>
          </table:table-cell>
          <table:table-cell office:value-type="string" calcext:value-type="string">
            <text:p>CZ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9415683" calcext:value-type="float">
            <text:p>59415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6173051" calcext:value-type="float">
            <text:p>26173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0952270" calcext:value-type="float">
            <text:p>60952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892226" calcext:value-type="float">
            <text:p>2892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187" calcext:value-type="float">
            <text:p>4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91977" calcext:value-type="float">
            <text:p>191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10696" calcext:value-type="float">
            <text:p>710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6244" calcext:value-type="float">
            <text:p>86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GNQ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90821" calcext:value-type="float">
            <text:p>9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71297" calcext:value-type="float">
            <text:p>171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275924" calcext:value-type="float">
            <text:p>2275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752671" calcext:value-type="float">
            <text:p>1752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Faeroe Isds</text:p>
          </table:table-cell>
          <table:table-cell office:value-type="string" calcext:value-type="string">
            <text:p>FR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45757" calcext:value-type="float">
            <text:p>145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alkland Isds (Malvinas)</text:p>
          </table:table-cell>
          <table:table-cell office:value-type="string" calcext:value-type="string">
            <text:p>FLK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171" calcext:value-type="float">
            <text:p>3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alkland Isds (Malvinas)</text:p>
          </table:table-cell>
          <table:table-cell office:value-type="string" calcext:value-type="string">
            <text:p>FLK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04081" calcext:value-type="float">
            <text:p>204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11050011" calcext:value-type="float">
            <text:p>211050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97645127" calcext:value-type="float">
            <text:p>97645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75031065" calcext:value-type="float">
            <text:p>575031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65299089" calcext:value-type="float">
            <text:p>765299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66362" calcext:value-type="float">
            <text:p>166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322526" calcext:value-type="float">
            <text:p>1322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37902" calcext:value-type="float">
            <text:p>137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165854248" calcext:value-type="float">
            <text:p>1165854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65277419" calcext:value-type="float">
            <text:p>865277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211512" calcext:value-type="float">
            <text:p>6211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GIB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3523" calcext:value-type="float">
            <text:p>53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1667366" calcext:value-type="float">
            <text:p>11667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2430810" calcext:value-type="float">
            <text:p>12430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GR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8849" calcext:value-type="float">
            <text:p>38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22954" calcext:value-type="float">
            <text:p>122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50645" calcext:value-type="float">
            <text:p>150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34910" calcext:value-type="float">
            <text:p>334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5489" calcext:value-type="float">
            <text:p>75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8743" calcext:value-type="float">
            <text:p>18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041" calcext:value-type="float">
            <text:p>7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China, Hong Kong SAR</text:p>
          </table:table-cell>
          <table:table-cell office:value-type="string" calcext:value-type="string">
            <text:p>HK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10171" calcext:value-type="float">
            <text:p>810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China, Hong Kong SAR</text:p>
          </table:table-cell>
          <table:table-cell office:value-type="string" calcext:value-type="string">
            <text:p>HK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4801671" calcext:value-type="float">
            <text:p>34801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0942983" calcext:value-type="float">
            <text:p>10942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7881175" calcext:value-type="float">
            <text:p>17881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0924800" calcext:value-type="float">
            <text:p>20924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224994" calcext:value-type="float">
            <text:p>2224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4629267" calcext:value-type="float">
            <text:p>24629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6887216" calcext:value-type="float">
            <text:p>46887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365204" calcext:value-type="float">
            <text:p>6365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1884" calcext:value-type="float">
            <text:p>11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320006" calcext:value-type="float">
            <text:p>132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05819340" calcext:value-type="float">
            <text:p>105819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43929353" calcext:value-type="float">
            <text:p>343929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0893999" calcext:value-type="float">
            <text:p>10893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1545500" calcext:value-type="float">
            <text:p>11545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37247234" calcext:value-type="float">
            <text:p>537247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36374679" calcext:value-type="float">
            <text:p>236374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Côte d'Ivoire</text:p>
          </table:table-cell>
          <table:table-cell office:value-type="string" calcext:value-type="string">
            <text:p>CIV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097331" calcext:value-type="float">
            <text:p>1097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4935" calcext:value-type="float">
            <text:p>44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2146819" calcext:value-type="float">
            <text:p>22146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4157726" calcext:value-type="float">
            <text:p>34157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4467101" calcext:value-type="float">
            <text:p>34467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567471" calcext:value-type="float">
            <text:p>1567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01081" calcext:value-type="float">
            <text:p>301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02425" calcext:value-type="float">
            <text:p>502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35232" calcext:value-type="float">
            <text:p>535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Dem. People's Rep. of Korea</text:p>
          </table:table-cell>
          <table:table-cell office:value-type="string" calcext:value-type="string">
            <text:p>PRK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9162" calcext:value-type="float">
            <text:p>19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Rep. of Korea</text:p>
          </table:table-cell>
          <table:table-cell office:value-type="string" calcext:value-type="string">
            <text:p>KO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90660045" calcext:value-type="float">
            <text:p>90660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Rep. of Korea</text:p>
          </table:table-cell>
          <table:table-cell office:value-type="string" calcext:value-type="string">
            <text:p>KO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98424880" calcext:value-type="float">
            <text:p>98424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629" calcext:value-type="float">
            <text:p>7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531127" calcext:value-type="float">
            <text:p>2531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40428" calcext:value-type="float">
            <text:p>840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35754" calcext:value-type="float">
            <text:p>835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1275695" calcext:value-type="float">
            <text:p>31275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343212" calcext:value-type="float">
            <text:p>3343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06756" calcext:value-type="float">
            <text:p>106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19282" calcext:value-type="float">
            <text:p>219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634977" calcext:value-type="float">
            <text:p>8634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708725" calcext:value-type="float">
            <text:p>1708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486276" calcext:value-type="float">
            <text:p>3486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5323805" calcext:value-type="float">
            <text:p>75323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744100" calcext:value-type="float">
            <text:p>1744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China, Macao SAR</text:p>
          </table:table-cell>
          <table:table-cell office:value-type="string" calcext:value-type="string">
            <text:p>MAC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7804" calcext:value-type="float">
            <text:p>47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18614" calcext:value-type="float">
            <text:p>118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855737" calcext:value-type="float">
            <text:p>1855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0795215" calcext:value-type="float">
            <text:p>50795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MDV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6817" calcext:value-type="float">
            <text:p>1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92996" calcext:value-type="float">
            <text:p>92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372776" calcext:value-type="float">
            <text:p>6372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712243" calcext:value-type="float">
            <text:p>1712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7934" calcext:value-type="float">
            <text:p>27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5722" calcext:value-type="float">
            <text:p>35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361497" calcext:value-type="float">
            <text:p>3361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3312040" calcext:value-type="float">
            <text:p>23312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Other Asia, nes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7045593" calcext:value-type="float">
            <text:p>87045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Other Asia, nes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04226254" calcext:value-type="float">
            <text:p>104226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20777" calcext:value-type="float">
            <text:p>620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95717" calcext:value-type="float">
            <text:p>495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354117" calcext:value-type="float">
            <text:p>3354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3144134" calcext:value-type="float">
            <text:p>83144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0451907" calcext:value-type="float">
            <text:p>10451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197781" calcext:value-type="float">
            <text:p>3197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11253622" calcext:value-type="float">
            <text:p>711253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03912551" calcext:value-type="float">
            <text:p>403912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CUW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7470" calcext:value-type="float">
            <text:p>57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34824" calcext:value-type="float">
            <text:p>13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023478" calcext:value-type="float">
            <text:p>3023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00447" calcext:value-type="float">
            <text:p>100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357500" calcext:value-type="float">
            <text:p>5357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Other Africa, nes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551" calcext:value-type="float">
            <text:p>2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9468774" calcext:value-type="float">
            <text:p>89468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0151415" calcext:value-type="float">
            <text:p>60151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649427" calcext:value-type="float">
            <text:p>1649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24755505" calcext:value-type="float">
            <text:p>124755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21821" calcext:value-type="float">
            <text:p>221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8757" calcext:value-type="float">
            <text:p>48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413510" calcext:value-type="float">
            <text:p>4413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393376" calcext:value-type="float">
            <text:p>2393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0948885" calcext:value-type="float">
            <text:p>50948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94919322" calcext:value-type="float">
            <text:p>94919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3944258" calcext:value-type="float">
            <text:p>53944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07982664" calcext:value-type="float">
            <text:p>207982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4121" calcext:value-type="float">
            <text:p>14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861446" calcext:value-type="float">
            <text:p>4861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5868691" calcext:value-type="float">
            <text:p>25868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2932507" calcext:value-type="float">
            <text:p>22932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17966069" calcext:value-type="float">
            <text:p>417966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1609399" calcext:value-type="float">
            <text:p>41609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Saint Helena</text:p>
          </table:table-cell>
          <table:table-cell office:value-type="string" calcext:value-type="string">
            <text:p>SH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0034" calcext:value-type="float">
            <text:p>10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KN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119" calcext:value-type="float">
            <text:p>6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02189" calcext:value-type="float">
            <text:p>702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982" calcext:value-type="float">
            <text:p>8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SM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0441" calcext:value-type="float">
            <text:p>60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450718" calcext:value-type="float">
            <text:p>8450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9156413" calcext:value-type="float">
            <text:p>49156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9482" calcext:value-type="float">
            <text:p>39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124325" calcext:value-type="float">
            <text:p>4124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77474" calcext:value-type="float">
            <text:p>677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869007" calcext:value-type="float">
            <text:p>5869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00089" calcext:value-type="float">
            <text:p>100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922757" calcext:value-type="float">
            <text:p>922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7593542" calcext:value-type="float">
            <text:p>57593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21223463" calcext:value-type="float">
            <text:p>721223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224593" calcext:value-type="float">
            <text:p>2224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3710352" calcext:value-type="float">
            <text:p>43710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7019153" calcext:value-type="float">
            <text:p>27019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0274018" calcext:value-type="float">
            <text:p>20274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101267" calcext:value-type="float">
            <text:p>5101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9504809" calcext:value-type="float">
            <text:p>29504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1094006" calcext:value-type="float">
            <text:p>11094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3687335" calcext:value-type="float">
            <text:p>13687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9387530" calcext:value-type="float">
            <text:p>69387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1779305" calcext:value-type="float">
            <text:p>11779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83406358" calcext:value-type="float">
            <text:p>683406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75763958" calcext:value-type="float">
            <text:p>675763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181819" calcext:value-type="float">
            <text:p>2181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393" calcext:value-type="float">
            <text:p>4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86429011" calcext:value-type="float">
            <text:p>286429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60446790" calcext:value-type="float">
            <text:p>460446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5946908" calcext:value-type="float">
            <text:p>25946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2992335" calcext:value-type="float">
            <text:p>22992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29287" calcext:value-type="float">
            <text:p>129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0965191" calcext:value-type="float">
            <text:p>10965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61716666" calcext:value-type="float">
            <text:p>761716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46513" calcext:value-type="float">
            <text:p>246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54048" calcext:value-type="float">
            <text:p>154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616110" calcext:value-type="float">
            <text:p>2616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061206" calcext:value-type="float">
            <text:p>406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1519726" calcext:value-type="float">
            <text:p>41519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8840041" calcext:value-type="float">
            <text:p>18840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639261" calcext:value-type="float">
            <text:p>3639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12229952" calcext:value-type="float">
            <text:p>112229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123393261" calcext:value-type="float">
            <text:p>1123393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K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30283" calcext:value-type="float">
            <text:p>230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17541" calcext:value-type="float">
            <text:p>117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33512997" calcext:value-type="float">
            <text:p>133512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972888" calcext:value-type="float">
            <text:p>1972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TFYR of Macedonia</text:p>
          </table:table-cell>
          <table:table-cell office:value-type="string" calcext:value-type="string">
            <text:p>MK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456492" calcext:value-type="float">
            <text:p>6456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TFYR of Macedonia</text:p>
          </table:table-cell>
          <table:table-cell office:value-type="string" calcext:value-type="string">
            <text:p>MK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17955" calcext:value-type="float">
            <text:p>217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3924839" calcext:value-type="float">
            <text:p>13924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86883434" calcext:value-type="float">
            <text:p>186883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95558" calcext:value-type="float">
            <text:p>595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United Rep. of Tanzania</text:p>
          </table:table-cell>
          <table:table-cell office:value-type="string" calcext:value-type="string">
            <text:p>TZ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62464" calcext:value-type="float">
            <text:p>362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10624009" calcext:value-type="float">
            <text:p>210624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27540184" calcext:value-type="float">
            <text:p>627540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74407" calcext:value-type="float">
            <text:p>674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48954" calcext:value-type="float">
            <text:p>248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4492" calcext:value-type="float">
            <text:p>14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20240" calcext:value-type="float">
            <text:p>420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4752" calcext:value-type="float">
            <text:p>34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6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0105" calcext:value-type="float">
            <text:p>1010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/00/0000</text:date>, <text:time style:data-style-name="N2" text:time-value="11:57:38.906429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Linux_X86_64 LibreOffice_project/40m0$Build-3</meta:generator>
    <dc:date>2015-02-19T11:58:12.536809861</dc:date>
    <meta:editing-duration>PT34S</meta:editing-duration>
    <meta:editing-cycles>1</meta:editing-cycles>
    <meta:document-statistic meta:table-count="1" meta:cell-count="5060" meta:object-count="0"/>
  </office:meta>
</office:document-meta>
</file>